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8.04mm" svg:height="114.29mm" svg:x="43.25mm" svg:y="1.06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85.2mm" svg:height="103.72mm" svg:x="84.37mm" svg:y="0.27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84.95mm" svg:y="1mm">
            <loext:p/>
            <draw:object draw:notify-on-update-of-ranges="'4. Matematyczne II'.A1:'4. Matematyczne II'.A1 '4. Matematyczne II'.A2:'4. Matematyczne II'.A146 '4. Matematyczne II'.B1:'4. Matematyczne II'.B1 '4. Matematyczne II'.B2:'4. Matematyczne II'.B146 '4. Matematyczne II'.A1:'4. Matematyczne II'.A1 '4. Matematyczne II'.A2:'4. Matematyczne II'.A146 '4. Matematyczne II'.C1:'4. Matematyczne II'.C1 '4. Matematyczne II'.C2:'4. Matematyczne II'.C146 '4. Matematyczne II'.A1:'4. Matematyczne II'.A1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3*[.A2]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3*[.A3]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3*[.A4]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3*[.A5]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3*[.A6]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3*[.A7]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3*[.A8]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3*[.A9]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3*[.A10]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3*[.A11]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3*[.A12]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3*[.A13]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3*[.A14]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3*[.A15]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3*[.A16]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3*[.A17]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3*[.A18]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3*[.A19]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3*[.A20]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3*[.A21]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3*[.A22]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3*[.A23]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3*[.A24]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3*[.A25]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3*[.A26]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3*[.A27]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3*[.A28]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3*[.A29]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3*[.A30]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3*[.A31]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3*[.A32]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3*[.A33]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3*[.A34]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3*[.A35]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3*[.A36]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3*[.A37]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3*[.A38]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3*[.A39]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3*[.A40]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3*[.A41]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3*[.A42]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3*[.A43]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3*[.A44]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3*[.A45]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3*[.A46]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3*[.A47]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3*[.A48]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3*[.A49]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3*[.A50]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3*[.A51]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3*[.A52]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3*[.A53]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3*[.A54]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3*[.A55]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3*[.A56]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3*[.A57]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3*[.A58]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3*[.A59]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3*[.A60]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3*[.A61]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3*[.A62]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3*[.A63]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3*[.A64]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3*[.A65]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3*[.A66]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3*[.A67]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3*[.A68]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3*[.A69]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3*[.A70]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3*[.A71]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3*[.A72]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3*[.A73]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3*[.A74]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3*[.A75]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3*[.A76]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3*[.A77]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3*[.A78]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3*[.A79]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3*[.A80]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3*[.A81]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3*[.A82]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3*[.A83]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3*[.A84]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3*[.A85]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3*[.A86]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3*[.A87]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3*[.A88]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3*[.A89]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3*[.A90]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3*[.A91]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3*[.A92]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3*[.A93]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3*[.A94]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3*[.A95]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3*[.A96]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3*[.A97]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3*[.A98]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3*[.A99]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3*[.A100]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3*[.A101]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3*[.A102]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3*[.A103]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3*[.A104]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3*[.A105]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3*[.A106]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3*[.A107]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3*[.A108]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3*[.A109]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3*[.A110]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3*[.A111]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3*[.A112]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3*[.A113]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3*[.A114]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3*[.A115]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3*[.A116]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3*[.A117]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3*[.A118]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3*[.A119]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3*[.A120]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3*[.A121]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3*[.A122]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3*[.A123]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3*[.A124]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3*[.A125]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3*[.A126]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3*[.A127]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3*[.A128]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3*[.A129]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3*[.A130]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3*[.A131]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3*[.A132]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3*[.A133]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3*[.A134]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3*[.A135]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3*[.A136]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3*[.A137]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3*[.A138]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3*[.A139]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3*[.A140]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3*[.A141]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3*[.A142]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3*[.A143]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3*[.A144]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3*[.A145]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3*[.A146]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11" calcext:value-type="float">
            <text:p>5,11</text:p>
          </table:table-cell>
          <table:table-cell table:style-name="ce8" table:formula="of:=RAND()*0.5+0.5" office:value-type="percentage" office:value="0.913677516335156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18" calcext:value-type="float">
            <text:p>4,18</text:p>
          </table:table-cell>
          <table:table-cell table:style-name="ce8" table:formula="of:=RAND()*0.5+0.5" office:value-type="percentage" office:value="0.583405483106617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22" calcext:value-type="float">
            <text:p>3,22</text:p>
          </table:table-cell>
          <table:table-cell table:style-name="ce8" table:formula="of:=RAND()*0.5+0.5" office:value-type="percentage" office:value="0.620380740088876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88" calcext:value-type="float">
            <text:p>2,88</text:p>
          </table:table-cell>
          <table:table-cell table:style-name="ce8" table:formula="of:=RAND()*0.5+0.5" office:value-type="percentage" office:value="0.678945618623402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02" calcext:value-type="float">
            <text:p>4,02</text:p>
          </table:table-cell>
          <table:table-cell table:style-name="ce8" table:formula="of:=RAND()*0.5+0.5" office:value-type="percentage" office:value="0.696413072349969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65" calcext:value-type="float">
            <text:p>5,65</text:p>
          </table:table-cell>
          <table:table-cell table:style-name="ce8" table:formula="of:=RAND()*0.5+0.5" office:value-type="percentage" office:value="0.609575614857022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" calcext:value-type="float">
            <text:p>4</text:p>
          </table:table-cell>
          <table:table-cell table:style-name="ce8" table:formula="of:=RAND()*0.5+0.5" office:value-type="percentage" office:value="0.575254718831275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39" calcext:value-type="float">
            <text:p>2,39</text:p>
          </table:table-cell>
          <table:table-cell table:style-name="ce8" table:formula="of:=RAND()*0.5+0.5" office:value-type="percentage" office:value="0.986180576554034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08" calcext:value-type="float">
            <text:p>3,08</text:p>
          </table:table-cell>
          <table:table-cell table:style-name="ce8" table:formula="of:=RAND()*0.5+0.5" office:value-type="percentage" office:value="0.82335436536232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07" calcext:value-type="float">
            <text:p>5,07</text:p>
          </table:table-cell>
          <table:table-cell table:style-name="ce8" table:formula="of:=RAND()*0.5+0.5" office:value-type="percentage" office:value="0.976832699670922" calcext:value-type="percentage">
            <text:p>9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8:01.6745186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51.790471199</dc:date>
    <meta:generator>LibreOffice/5.4.2.2$Linux_X86_64 LibreOffice_project/40m0$Build-2</meta:generator>
    <meta:editing-duration>PT2H16M50S</meta:editing-duration>
    <meta:editing-cycles>24</meta:editing-cycles>
    <meta:document-statistic meta:table-count="7" meta:cell-count="955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f04e4d" draw:fill-color="#f04e4d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05cm" svg:height="11.43cm" xlink:href=".." xlink:type="simple" chart:class="chart:line" chart:style-name="ch1">
        <chart:title svg:x="8.877cm" svg:y="0.364cm" chart:style-name="ch2">
          <text:p>Dane giełdowe</text:p>
        </chart:title>
        <chart:subtitle svg:x="9.3cm" svg:y="1.371cm" chart:style-name="ch3">
          <text:p>Za rok 2012</text:p>
        </chart:subtitle>
        <chart:legend chart:legend-position="end" svg:x="17.635cm" svg:y="5.416cm" style:legend-expansion="high" chart:style-name="ch4"/>
        <chart:plot-area chart:style-name="ch5" table:cell-range-address="'1. Giełda'.A1:'1. Giełda'.B22" chart:data-source-has-labels="both" svg:x="1.427cm" svg:y="2.282cm" svg:width="15.792cm" svg:height="7.939cm">
          <chartooo:coordinate-region svg:x="3.186cm" svg:y="2.481cm" svg:width="14.033cm" svg:height="5.797cm"/>
          <chart:axis chart:dimension="x" chart:name="primary-x" chart:style-name="ch6" chartooo:axis-type="auto">
            <chartooo:date-scale/>
            <chart:title svg:x="8.922cm" svg:y="10.449cm" chart:style-name="ch7">
              <text:p>Data</text:p>
            </chart:title>
            <chart:categories table:cell-range-address="'1. Giełda'.A2:'1. Giełda'.A22"/>
            <chart:grid chart:class="major"/>
          </chart:axis>
          <chart:axis chart:dimension="y" chart:name="primary-y" chart:style-name="ch8">
            <chart:title svg:x="0.451cm" svg:y="6.89cm" chart:style-name="ch9">
              <text:p>Wartość</text:p>
            </chart:title>
            <chart:grid chart:class="maj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21cm" svg:height="10.373cm" xlink:href=".." xlink:type="simple" chart:class="chart:circle" chart:style-name="ch1">
        <chart:title svg:x="6.967cm" svg:y="0.343cm" chart:style-name="ch2">
          <text:p>Wybory samorządowe</text:p>
        </chart:title>
        <chart:legend chart:legend-position="end" svg:x="14.273cm" svg:y="4.14cm" style:legend-expansion="high" chart:style-name="ch3"/>
        <chart:plot-area chart:style-name="ch4" table:cell-range-address="'2. Wybory'.A1:'2. Wybory'.B5" chart:data-source-has-labels="both" svg:x="0.37cm" svg:y="1.329cm" svg:width="13.533cm" svg:height="8.837cm">
          <chartooo:coordinate-region svg:x="2.718cm" svg:y="2.535cm" svg:width="7.476cm" svg:height="7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1:'3. Matematyczne I'.B102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1:'4. Matematyczne II'.D146" chart:data-source-has-labels="row" svg:x="0.32cm" svg:y="0.18cm" svg:width="12.376cm" svg:height="8.64cm">
          <chartooo:coordinate-region svg:x="0.651cm" svg:y="0.379cm" svg:width="12.04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